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style:font-name="Times New Roman" fo:font-size="11pt"/>
    </style:style>
    <style:style style:name="P3" style:family="paragraph" style:parent-style-name="Text_20_body" style:list-style-name="L1">
      <style:paragraph-properties fo:text-align="center" style:justify-single-word="false"/>
      <style:text-properties style:font-name="Times New Roman" fo:font-size="11pt"/>
    </style:style>
    <style:style style:name="P4" style:family="paragraph" style:parent-style-name="Text_20_body" style:list-style-name="L1">
      <style:text-properties style:font-name="Times New Roman" fo:font-size="11pt" fo:font-weight="bold"/>
    </style:style>
    <style:style style:name="P5" style:family="paragraph" style:parent-style-name="Text_20_body" style:list-style-name="L1">
      <style:paragraph-properties fo:text-align="center" style:justify-single-word="false"/>
    </style:style>
    <style:style style:name="P6" style:family="paragraph" style:parent-style-name="Text_20_body" style:list-style-name="L1">
      <loext:graphic-properties draw:fill="solid" draw:fill-color="#e5e5e5" draw:opacity="100%"/>
      <style:paragraph-properties fo:background-color="#e5e5e5" fo:padding="0in" fo:border="none"/>
      <style:text-properties fo:background-color="#e5e5e5" loext:padding="0.0193in" loext:border="0.99pt solid #000000"/>
    </style:style>
    <style:style style:name="P7" style:family="paragraph" style:parent-style-name="Text_20_body" style:list-style-name="L1">
      <style:paragraph-properties fo:margin-top="0in" fo:margin-bottom="0in" loext:contextual-spacing="false"/>
    </style:style>
    <style:style style:name="T1" style:family="text">
      <style:text-properties fo:font-style="italic"/>
    </style:style>
    <style:style style:name="T2" style:family="text">
      <style:text-properties style:font-name="Times New Roman" fo:font-size="11pt"/>
    </style:style>
    <style:style style:name="T3" style:family="text">
      <style:text-properties style:font-name="Times New Roman" fo:font-size="11pt" fo:font-weight="bold"/>
    </style:style>
    <style:style style:name="T4" style:family="text">
      <style:text-properties style:font-name="Times New Roman" fo:font-size="11pt" fo:font-style="italic"/>
    </style:style>
    <style:style style:name="T5" style:family="text">
      <style:text-properties style:text-underline-style="solid" style:text-underline-width="auto" style:text-underline-color="font-color"/>
    </style:style>
    <style:style style:name="T6" style:family="text">
      <style:text-properties officeooo:rsid="0003a7f5"/>
    </style:style>
    <style:style style:name="fr1" style:family="graphic" style:parent-style-name="Graphics">
      <style:graphic-properties fo:margin-left="0in" fo:margin-right="0in" fo:margin-top="0in" fo:margin-bottom="0in" style:vertical-pos="top" style:vertical-rel="baseline" fo:padding="0in" fo:border="0.65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isplayIndividualContentForm" form:apply-filter="true" form:method="post" form:control-implementation="ooo:com.sun.star.form.component.Form" office:target-frame="" xlink:href="../../../../../../../../../webapps/blackboard/execute/displayIndividualConten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TitleDiv">
        <text:section text:style-name="Sect1" text:name="pageTitleBar">
          <text:h text:style-name="Heading_20_1" text:outline-level="1"><text:bookmark text:name="pageTitleHeader"/><text:bookmark text:name="pageTitleText"/><text:span text:style-name="T6">L</text:span>unes 7 de mayo primer Borrador de composición </text:h>
          <text:p text:style-name="Text_20_body"><text:bookmark text:name="cmlink_abfd75d0599a43c8922da4c754659282"/><draw:a xlink:type="simple" xlink:href="https://pioneerweb.grinnell.edu/webapps/blackboard/execute/displayIndividualContent?mode=view&amp;content_id=_492107_1&amp;course_id=_43586_1#contextMenu"><draw:frame draw:style-name="fr1" draw:name="Image1" text:anchor-type="as-char" svg:width="0.8043in" svg:height="0.411in" draw:z-index="0"><draw:image xlink:href="https://pioneerweb.grinnell.edu/images/ci/icons/cmlink_generic.gif" xlink:type="simple" xlink:show="embed" xlink:actuate="onLoad"/><svg:title>lunes 7 de mayo primer Borrador de composición</svg:title></draw:frame></draw:a> <text:bookmark text:name="_titlebarExtraContent"/></text:p>
        </text:section>
      </text:section>
      <text:section text:style-name="Sect1" text:name="containerdiv">
        <text:h text:style-name="Heading_20_2" text:outline-level="2"><text:bookmark text:name="anonymous_element_8"/>Content</text:h>
        <text:list xml:id="list5542583420733523022" text:style-name="L1">
          <text:list-item>
            <text:p text:style-name="P1"><text:bookmark text:name="pageList"/><text:bookmark text:name="contentListItem:_492107_1"/>Por favor traer dos copias del borrador de su composicion</text:p>
            <text:p text:style-name="P3">Composición– <text:span text:style-name="T1">La Bella Durmiente</text:span></text:p>
            <text:p text:style-name="P5"> </text:p>
            <text:p text:style-name="P6"><text:span text:style-name="T3">Vocabulario:</text:span> <text:span text:style-name="T2">utilizar vocabulario apropiado. Por ejemplo, vocabulario técnico para hablar sobre la narrativa y b) vocabulario específico relacionado con el texto sobre el cual se escribe y sobre el tópico que se comenta.</text:span></text:p>
            <text:p text:style-name="P6"><text:span text:style-name="T3">Gramática</text:span><text:span text:style-name="T2">: evitar los errores típicos del nivel básico, por ejemplo: errores frecuentes en los verbos irregulares o en la concordancia de palabras que pertenecen al vocabulario conocido. Revisar su trabajo para evitar repetir los errores más comunes en su escritura.</text:span></text:p>
            <text:p text:style-name="P6"><text:span text:style-name="T3">Estilo</text:span><text:span text:style-name="T2">: poner el énfasis en redactar oraciones complejas. Evitar las frases declarativas simples.  Evitar la voz pasiva.  Se prefiere que utilice el “se” impersonal".</text:span></text:p>
            <text:p text:style-name="P1"> </text:p>
            <text:p text:style-name="P4">Objetivos:</text:p>
            <text:p text:style-name="P1"> </text:p>
            <text:list>
              <text:list-item>
                <text:p text:style-name="P7"><text:span text:style-name="T2">Producir un trabajo escrito de entre </text:span><text:span text:style-name="T3">500 a 650 palabras</text:span><text:span text:style-name="T2"> (aproximadamente 2 páginas a doble espacio).</text:span> </text:p>
              </text:list-item>
              <text:list-item>
                <text:p text:style-name="P7"><text:span text:style-name="T2">Practicar la utilización del vocabulario técnico correspondiente a la narración.</text:span> </text:p>
              </text:list-item>
              <text:list-item>
                <text:p text:style-name="P1"><text:span text:style-name="T2">Practicar la presentación de una tesis.</text:span> </text:p>
              </text:list-item>
            </text:list>
            <text:p text:style-name="P1"> </text:p>
            <text:p text:style-name="P4">Tópicos:</text:p>
            <text:p text:style-name="P1"> </text:p>
            <text:p text:style-name="P2">Escoger uno de los siguientes tópicos teniendo en cuenta la expectativa de desarrollo de una tesis que combine <text:span text:style-name="T5">lo formal y lo temático</text:span> en una propuesta analítica.</text:p>
            <text:p text:style-name="P1"><text:soft-page-break/> </text:p>
            <text:list text:continue-numbering="true">
              <text:list-item>
                <text:p text:style-name="P1"><text:span text:style-name="T2">La función de Carmen Merengue en la caracterización de María de los Ángeles. Seleccionar uno o dos ejemplos del texto y desarrollar. Para orientación, se sugieren las siguientes preguntas:</text:span> </text:p>
              </text:list-item>
            </text:list>
            <text:p text:style-name="P2">¿Cómo afecta la caracterización de María de los Ángeles el hecho que Carmen Merengue se presente como un modelo alternativo de conducta (o de rebeldía)?  Carmen Merengue aparece casi siempre en los fragmentos de fluir de la conciencia de María de los Ángeles: ¿qué implicaciones tiene eso para nuestro entendimiento de ese personaje y su conexión a María de los Ángeles?</text:p>
            <text:p text:style-name="P1"> </text:p>
            <text:list>
              <text:list-item text:start-value="2">
                <text:p text:style-name="P7"><text:span text:style-name="T2">Comparar la carta de Felisberto (30 de mayo de 1973) con la última de Fabiano (25 de abril de 1974) y analizar las semejanzas que ambas exhiben en cuanto a la actitud de sus autores con respecto a María de los Ángeles. Discutir cuáles son las implicaciones de estos paralelos.</text:span> </text:p>
              </text:list-item>
              <text:list-item>
                <text:p text:style-name="P1"><text:span text:style-name="T4">La Bella Durmiente</text:span> <text:span text:style-name="T2">se presenta como una novela de aprendizaje. Desarrolle una tesis que combine algún elemento formal (por ejemplo, los monólogos interiores, o la yuxtaposición de cartas, etc.) con lo que Ud. considera como “el aprendizaje” de esta novela. Recuerde que la novela de aprendizaje normalmente presenta a un/a protagonista joven que, al fin de la novela, madura y se integra armónicamente a la sociedad. Tenga en cuenta el desenlace de la historia al considerar este tópico.</text:span> </text:p>
              </text:list-item>
            </text:list>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20:47:00.104154000</meta:creation-date>
    <dc:date>2018-05-02T20:48:18.349292000</dc:date>
    <meta:editing-duration>PT1M22S</meta:editing-duration>
    <meta:editing-cycles>1</meta:editing-cycles>
    <meta:document-statistic meta:table-count="0" meta:image-count="1" meta:object-count="0" meta:page-count="2" meta:paragraph-count="25" meta:word-count="421" meta:character-count="2550" meta:non-whitespace-character-count="2150"/>
    <meta:generator>LibreOffice/5.2.5.1$MacOSX_X86_64 LibreOffice_project/0312e1a284a7d50ca85a365c316c7abbf20a4d22</meta:generator>
  </office:meta>
</office:document-meta>
</file>